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ize="10pt" style:text-underline-style="solid" style:text-underline-width="auto" style:text-underline-color="font-color" officeooo:rsid="00167c06" officeooo:paragraph-rsid="00167c06" style:font-size-asian="8.75pt" style:font-size-complex="10pt"/>
    </style:style>
    <style:style style:name="P2" style:family="paragraph" style:parent-style-name="Standard">
      <style:text-properties fo:font-size="11pt" officeooo:rsid="00167c06" officeooo:paragraph-rsid="00167c06" style:font-size-asian="11pt" style:font-size-complex="11pt"/>
    </style:style>
    <style:style style:name="P3" style:family="paragraph" style:parent-style-name="Standard">
      <style:text-properties fo:font-size="11pt" fo:font-weight="bold" officeooo:rsid="00167c06" officeooo:paragraph-rsid="00167c06" style:font-size-asian="11pt" style:font-weight-asian="bold" style:font-size-complex="11pt" style:font-weight-complex="bold"/>
    </style:style>
    <style:style style:name="T1" style:family="text">
      <style:text-properties officeooo:rsid="00186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 SPOJ ARDA1</text:p>
      <text:p text:style-name="P2">// 2D KMP, Hashin<text:span text:style-name="T1">g</text:span>, <text:span text:style-name="T1">brute force</text:span></text:p>
      <text:p text:style-name="P2"/>
      <text:p text:style-name="P2">unordered_map&lt;string, int&gt;patt; <text:s text:c="4"/><text:tab/><text:tab/><text:tab/><text:tab/>// Clear after each Kmp2D call</text:p>
      <text:p text:style-name="P2">int flag = 0; <text:s text:c="22"/><text:tab/><text:tab/><text:tab/><text:tab/><text:tab/><text:tab/>// Set to zero before calling PrefixTable</text:p>
      <text:p text:style-name="P2"/>
      <text:p text:style-name="P2">// r : Pattern row</text:p>
      <text:p text:style-name="P2">// c : Pattern column</text:p>
      <text:p text:style-name="P2">// table : prefix table (1D array)</text:p>
      <text:p text:style-name="P2">// s : Pattern String (C++ string)</text:p>
      <text:p text:style-name="P2"/>
      <text:p text:style-name="P2">vector&lt;int&gt; PrefixTable2D(int r, int c, int table[], string s[]) {</text:p>
      <text:p text:style-name="P2"><text:s text:c="4"/>vector&lt;int&gt;Row; <text:s text:c="15"/><text:tab/><text:tab/><text:tab/><text:tab/><text:tab/> // Contains Row mapped string index</text:p>
      <text:p text:style-name="P2"><text:s text:c="4"/>for(int i = 0; i &lt; r; ++i) {</text:p>
      <text:p text:style-name="P2"><text:s text:c="8"/>if(patt.find(s[i]) == patt.end()) {</text:p>
      <text:p text:style-name="P2"><text:s text:c="12"/>patt[s[i]] = ++flag;</text:p>
      <text:p text:style-name="P2"><text:s text:c="12"/>Row.push_back(flag);</text:p>
      <text:p text:style-name="P2"><text:s text:c="8"/>}</text:p>
      <text:p text:style-name="P2"><text:s text:c="8"/>else</text:p>
      <text:p text:style-name="P2"><text:s text:c="12"/>Row.push_back(patt[s[i]]);</text:p>
      <text:p text:style-name="P2"><text:s text:c="4"/>}</text:p>
      <text:p text:style-name="P2"><text:s text:c="4"/></text:p>
      <text:p text:style-name="P2"><text:s text:c="4"/>table[0] = -1;</text:p>
      <text:p text:style-name="P2"><text:s text:c="4"/>int i = 0, j = -1;</text:p>
      <text:p text:style-name="P2"><text:s text:c="4"/>while(i &lt; r) {</text:p>
      <text:p text:style-name="P2"><text:s text:c="8"/>while(j &gt;= 0 &amp;&amp; Row[i] != Row[j])</text:p>
      <text:p text:style-name="P2"><text:s text:c="12"/>j = table[j];</text:p>
      <text:p text:style-name="P2"><text:s text:c="8"/>++i, ++j;</text:p>
      <text:p text:style-name="P2"><text:s text:c="8"/>table[i] = j;</text:p>
      <text:p text:style-name="P2"><text:s text:c="4"/>}</text:p>
      <text:p text:style-name="P2"><text:s text:c="4"/>return Row;</text:p>
      <text:p text:style-name="P2">}</text:p>
      <text:p text:style-name="P2"/>
      <text:p text:style-name="P2">vector&lt;pair&lt;int, int&gt; &gt; Kmp2D(int StrR, int StrC, int PattR, int PattC, string Str[], string Patt[], int table[]) {</text:p>
      <text:p text:style-name="P2"><text:s text:c="4"/>int mat[StrR][StrC];</text:p>
      <text:p text:style-name="P2"><text:s text:c="4"/>int limC = StrC - PattC;</text:p>
      <text:p text:style-name="P2"><text:s text:c="4"/>vector&lt;int&gt;PattRow = PrefixTable2D(PattR, PattC, table, Patt);</text:p>
      <text:p text:style-name="P2"><text:s text:c="4"/></text:p>
      <text:p text:style-name="P2"><text:s text:c="4"/>for(int i = 0; i &lt; StrR; ++i)</text:p>
      <text:p text:style-name="P2"><text:s text:c="8"/>for(int j = 0; j &lt;= limC; ++j) {</text:p>
      <text:p text:style-name="P2"><text:s text:c="12"/>string tmp = Str[i].substr(j, PattC);</text:p>
      <text:p text:style-name="P2"><text:s text:c="12"/>if(patt.find(tmp) == patt.end()) { <text:s text:c="8"/><text:tab/> // Generating String Mapped using same mapping values</text:p>
      <text:p text:style-name="P2"><text:s text:c="16"/>patt[tmp] = ++flag; <text:s text:c="20"/><text:tab/><text:tab/>// Stored in matrix</text:p>
      <text:p text:style-name="P2"><text:s text:c="16"/>mat[i][j] = flag;</text:p>
      <text:p text:style-name="P2"><text:s text:c="12"/>}</text:p>
      <text:p text:style-name="P2"><text:s text:c="12"/>else</text:p>
      <text:p text:style-name="P2"><text:s text:c="16"/>mat[i][j] = patt[tmp];</text:p>
      <text:p text:style-name="P2"><text:s text:c="8"/>}</text:p>
      <text:p text:style-name="P2"><text:s text:c="4"/></text:p>
      <text:p text:style-name="P2"><text:s text:c="4"/>vector&lt;pair&lt;int, int&gt; &gt;match; <text:s text:c="17"/>// This will contain the starting Row &amp; Column of matched string</text:p>
      <text:p text:style-name="P2"><text:s text:c="4"/>for(int c = 0; c &lt;= limC; ++c) { <text:s text:c="19"/>// Scan columnwise</text:p>
      <text:p text:style-name="P2"><text:s text:c="8"/>int i = 0, j = 0;</text:p>
      <text:p text:style-name="P2"><text:s text:c="8"/>while(i &lt; StrR) {</text:p>
      <text:p text:style-name="P2"><text:s text:c="12"/>while(j &gt;= 0 &amp;&amp; mat[i][c] != PattRow[j])</text:p>
      <text:p text:style-name="P2"><text:s text:c="16"/>j = table[j];</text:p>
      <text:p text:style-name="P2"><text:s text:c="12"/>++i, ++j;</text:p>
      <text:p text:style-name="P2"><text:s text:c="12"/>if(j == PattR)</text:p>
      <text:p text:style-name="P2"><text:s text:c="16"/>match.push_back(make_pair(i-j,c));</text:p>
      <text:p text:style-name="P2"><text:s text:c="8"/>}</text:p>
      <text:p text:style-name="P2"><text:soft-page-break/><text:s text:c="4"/>}</text:p>
      <text:p text:style-name="P2"><text:s text:c="4"/>return match;</text:p>
      <text:p text:style-name="P2">}</text:p>
      <text:p text:style-name="P2"/>
      <text:p text:style-name="P2">int main() {</text:p>
      <text:p text:style-name="P2"><text:s text:c="4"/>//freopen("in", "r", stdin);</text:p>
      <text:p text:style-name="P2"><text:s text:c="4"/></text:p>
      <text:p text:style-name="P2"><text:s text:c="4"/>ios_base::sync_with_stdio(false);</text:p>
      <text:p text:style-name="P2"><text:s text:c="4"/>cin.tie(NULL);</text:p>
      <text:p text:style-name="P2"><text:s text:c="4"/></text:p>
      <text:p text:style-name="P2"><text:s text:c="4"/>int r, c;</text:p>
      <text:p text:style-name="P2"><text:s text:c="4"/>string Patt[310], Str[2003];</text:p>
      <text:p text:style-name="P2"><text:s text:c="4"/>cin &gt;&gt; r &gt;&gt; c;<text:tab/><text:tab/><text:tab/><text:tab/><text:tab/><text:tab/>// Pattern row and column</text:p>
      <text:p text:style-name="P2"><text:s text:c="4"/>for(int i = 0; i &lt; r; ++i)<text:tab/><text:tab/><text:tab/><text:tab/>// Pattern line by line input</text:p>
      <text:p text:style-name="P2"><text:s text:c="8"/>cin &gt;&gt; Patt[i];</text:p>
      <text:p text:style-name="P2"><text:s text:c="4"/>int table[310];</text:p>
      <text:p text:style-name="P2"><text:s text:c="4"/>vector&lt;int&gt;PattRow = PrefixTable2D(r, c, table, Patt);<text:tab/><text:tab/>// Making PatternPrefixTable</text:p>
      <text:p text:style-name="P2"><text:s text:c="8"/></text:p>
      <text:p text:style-name="P2"><text:s text:c="4"/>int R, C;</text:p>
      <text:p text:style-name="P2"><text:s text:c="4"/>cin &gt;&gt; R &gt;&gt; C;<text:tab/><text:tab/><text:tab/><text:tab/><text:tab/><text:tab/>// String row and column</text:p>
      <text:p text:style-name="P2"><text:s text:c="4"/>for(int i = 0; i &lt; R; ++i)<text:tab/><text:tab/><text:tab/><text:tab/>// String line by line input</text:p>
      <text:p text:style-name="P2"><text:s text:c="8"/>cin &gt;&gt; Str[i];</text:p>
      <text:p text:style-name="P2"><text:s text:c="3"/></text:p>
      <text:p text:style-name="P2"><text:s text:c="4"/>vector&lt;pair&lt;int, int&gt; &gt; ans = Kmp2D(R, C, r, c, Str, Patt, table);<text:tab/><text:tab/>// returns the matching points</text:p>
      <text:p text:style-name="P2"><text:s text:c="4"/>sort(ans.begin(), ans.end());</text:p>
      <text:p text:style-name="P2"><text:s text:c="4"/>for(auto it : ans)</text:p>
      <text:p text:style-name="P2"><text:s text:c="8"/>cout &lt;&lt; "(" &lt;&lt;it.first+1 &lt;&lt; "," &lt;&lt; it.second+1 &lt;&lt; ")" &lt;&lt; endl;</text:p>
      <text:p text:style-name="P2"><text:s text:c="4"/>if(ans.empty())</text:p>
      <text:p text:style-name="P2"><text:s text:c="8"/>cout &lt;&lt; "NO MATCH FOUND..." &lt;&lt; endl;</text:p>
      <text:p text:style-name="P2"><text:s text:c="4"/>return 0;</text:p>
      <text:p text:style-name="P2">}</text:p>
      <text:p text:style-name="P2"/>
      <text:p text:style-name="P2"/>
      <text:p text:style-name="P3">// Prefix Table Automaton</text:p>
      <text:p text:style-name="P2">void prefixTable(int n, char pat[], int table[]) {</text:p>
      <text:p text:style-name="P2"><text:s text:c="4"/>int len = 0, i = 1; <text:s text:c="20"/><text:tab/><text:tab/><text:tab/>// length of the previous longest prefix suffix</text:p>
      <text:p text:style-name="P2"><text:s text:c="4"/>table[0] = 0; <text:s text:c="26"/><text:tab/><text:tab/><text:tab/>// table[0] is always 0</text:p>
      <text:p text:style-name="P2"><text:s/></text:p>
      <text:p text:style-name="P2"><text:s text:c="4"/>while (i &lt; n) {</text:p>
      <text:p text:style-name="P2"><text:s text:c="8"/>if (pat[i] == pat[len]) {</text:p>
      <text:p text:style-name="P2"><text:s text:c="12"/>len++;</text:p>
      <text:p text:style-name="P2"><text:s text:c="12"/>table[i] = len;</text:p>
      <text:p text:style-name="P2"><text:s text:c="12"/>i++;</text:p>
      <text:p text:style-name="P2"><text:s text:c="8"/>}</text:p>
      <text:p text:style-name="P2"><text:s text:c="8"/>else { <text:s text:c="29"/><text:tab/><text:tab/><text:tab/>// pat[i] != pat[len]</text:p>
      <text:p text:style-name="P2"><text:s text:c="12"/>if (len != 0) <text:s text:c="18"/><text:tab/><text:tab/><text:tab/>// find previous match</text:p>
      <text:p text:style-name="P2"><text:s text:c="16"/>len = table[len-1];</text:p>
      <text:p text:style-name="P2"><text:s text:c="12"/>else <text:s text:c="27"/><text:tab/><text:tab/><text:tab/>// if (len == 0) and mismatch</text:p>
      <text:p text:style-name="P2"><text:s text:c="16"/>table[i] = 0, i++; <text:s text:c="9"/><text:tab/><text:tab/><text:tab/>// set table[i] = 0, and go to next index</text:p>
      <text:p text:style-name="P2"><text:s text:c="8"/>}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solid" style:text-underline-width="auto" style:text-underline-color="font-color" officeooo:rsid="00167c06" officeooo:paragraph-rsid="00167c06" style:font-size-asian="8.75pt" style:font-size-complex="10pt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2D KMP &amp; Automat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3:52:31.223025387</meta:creation-date>
    <dc:date>2018-01-09T04:09:31.745192915</dc:date>
    <meta:editing-duration>PT6M13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2" meta:paragraph-count="105" meta:word-count="489" meta:character-count="3531" meta:non-whitespace-character-count="2211"/>
  </office:meta>
</office:document-meta>
</file>